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6"/>
    <style:style style:name="P3" style:family="paragraph" style:parent-style-name="Standard">
      <style:text-properties fo:language="en" fo:country="US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.046cm" fo:margin-top="0cm" fo:margin-bottom="0cm" fo:line-height="150%" fo:text-align="justify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P5" style:family="paragraph" style:parent-style-name="Standard" style:list-style-name="L2">
      <style:paragraph-properties fo:margin-top="0cm" fo:margin-bottom="0cm" fo:line-height="150%"/>
    </style:style>
    <style:style style:name="P6" style:family="paragraph" style:parent-style-name="Standard" style:list-style-name="L3">
      <style:paragraph-properties fo:margin-top="0cm" fo:margin-bottom="0cm" fo:line-height="150%" fo:text-align="justify" style:justify-single-word="false" style:snap-to-layout-grid="false">
        <style:tab-stops>
          <style:tab-stop style:position="0cm"/>
        </style:tab-stops>
      </style:paragraph-properties>
    </style:style>
    <style:style style:name="P7" style:family="paragraph" style:parent-style-name="Standard">
      <style:paragraph-properties fo:margin-top="0cm" fo:margin-bottom="0cm" fo:line-height="150%" fo:text-align="justify" style:justify-single-word="false" style:snap-to-layout-grid="false">
        <style:tab-stops>
          <style:tab-stop style:position="0cm"/>
        </style:tab-stops>
      </style:paragraph-properties>
    </style:style>
    <style:style style:name="P8" style:family="paragraph" style:parent-style-name="Standard" style:list-style-name="L4">
      <style:paragraph-properties fo:margin-top="0cm" fo:margin-bottom="0cm" fo:line-height="150%" fo:text-align="justify" style:justify-single-word="false" style:snap-to-layout-grid="false">
        <style:tab-stops>
          <style:tab-stop style:position="0cm"/>
        </style:tab-stops>
      </style:paragraph-properties>
    </style:style>
    <style:style style:name="P9" style:family="paragraph" style:parent-style-name="Standard" style:list-style-name="L2">
      <style:paragraph-properties fo:margin-top="0cm" fo:margin-bottom="0cm" fo:line-height="150%"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margin-top="0cm" fo:margin-bottom="0cm" fo:line-height="150%"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margin-top="0cm" fo:margin-bottom="0cm" fo:line-height="150%"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bold" style:font-size-asian="12pt" style:font-style-asian="normal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margin-top="0cm" fo:margin-bottom="0cm" fo:line-height="150%" fo:text-align="justify" style:justify-single-word="false" style:snap-to-layout-grid="false">
        <style:tab-stops>
          <style:tab-stop style:position="0cm"/>
        </style:tab-stops>
      </style:paragraph-properties>
      <style:text-properties fo:language="en" fo:country="US"/>
    </style:style>
    <style:style style:name="P13" style:family="paragraph" style:parent-style-name="Standard">
      <style:paragraph-properties fo:margin-top="0cm" fo:margin-bottom="0cm" fo:line-height="150%" fo:text-align="justify" style:justify-single-word="false" style:snap-to-layout-grid="false">
        <style:tab-stops>
          <style:tab-stop style:position="0cm"/>
        </style:tab-stops>
      </style:paragraph-properties>
      <style:text-properties fo:language="en" fo:country="US" fo:font-weight="normal" style:font-weight-asian="normal" style:font-weight-complex="normal"/>
    </style:style>
    <style:style style:name="P14" style:family="paragraph" style:parent-style-name="Standard">
      <style:paragraph-properties fo:margin-top="0cm" fo:margin-bottom="0cm" fo:line-height="150%" fo:text-align="justify" style:justify-single-word="false" style:snap-to-layout-grid="false">
        <style:tab-stops>
          <style:tab-stop style:position="0cm"/>
        </style:tab-stops>
      </style:paragraph-properties>
      <style:text-properties fo:language="ru" fo:country="RU"/>
    </style:style>
    <style:style style:name="P15" style:family="paragraph" style:parent-style-name="Standard" style:list-style-name="L5">
      <style:paragraph-properties fo:margin-top="0cm" fo:margin-bottom="0cm" fo:line-height="150%" fo:text-align="justify" style:justify-single-word="false" style:snap-to-layout-grid="false">
        <style:tab-stops>
          <style:tab-stop style:position="0cm"/>
        </style:tab-stops>
      </style:paragraph-properties>
      <style:text-properties fo:language="ru" fo:country="RU" fo:font-weight="bold" style:font-weight-asian="bold" style:font-weight-complex="bold"/>
    </style:style>
    <style:style style:name="P16" style:family="paragraph" style:parent-style-name="Standard">
      <style:paragraph-properties fo:margin-top="0cm" fo:margin-bottom="0cm" fo:line-height="150%" fo:text-align="justify" style:justify-single-word="false" style:snap-to-layout-grid="false">
        <style:tab-stops>
          <style:tab-stop style:position="0cm"/>
        </style:tab-stops>
      </style:paragraph-properties>
      <style:text-properties fo:language="ru" fo:country="RU" fo:font-weight="normal" style:font-weight-asian="normal" style:font-weight-complex="normal"/>
    </style:style>
    <style:style style:name="P17" style:family="paragraph" style:parent-style-name="Standard">
      <style:paragraph-properties fo:margin-left="0cm" fo:margin-right="-0.778cm" fo:margin-top="0.423cm" fo:margin-bottom="0.212cm" fo:line-height="150%" fo:text-align="start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P1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P19" style:family="paragraph" style:parent-style-name="Text_20_body">
      <style:paragraph-properties fo:margin-left="0cm" fo:margin-right="-0.778cm" fo:margin-top="0.423cm" fo:margin-bottom="0.212cm" fo:line-height="150%" fo:text-align="center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bold" style:font-size-asian="12pt" style:font-style-asian="normal" style:font-weight-asian="bold" style:font-size-complex="12pt" style:font-style-complex="italic" style:font-weight-complex="bold"/>
    </style:style>
    <style:style style:name="P20" style:family="paragraph" style:parent-style-name="Text_20_body">
      <style:paragraph-properties fo:margin-left="0cm" fo:margin-right="0.046cm" fo:margin-top="0.423cm" fo:margin-bottom="0.212cm" fo:line-height="150%" fo:text-align="justify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T5" style:family="text">
      <style:text-properties fo:color="#000000" fo:font-size="12pt" fo:language="ru" fo:country="RU" fo:font-style="normal" fo:font-weight="bold" style:font-size-asian="12pt" style:font-style-asian="normal" style:font-weight-asian="bold" style:font-size-complex="12pt" style:font-style-complex="italic" style:font-weight-complex="bold"/>
    </style:style>
    <style:style style:name="T6" style:family="text">
      <style:text-properties fo:color="#000000" fo:font-size="12pt" fo:language="ru" fo:country="RU" fo:font-style="normal" style:font-size-asian="12pt" style:font-style-asian="normal" style:font-size-complex="12pt" style:font-style-complex="italic"/>
    </style:style>
    <style:style style:name="T7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T8" style:family="text">
      <style:text-properties fo:color="#000000" fo:font-size="12pt" fo:font-style="normal" style:font-size-asian="12pt" style:font-style-asian="normal" style:font-size-complex="12pt" style:font-style-complex="italic"/>
    </style:style>
    <style:style style:name="T9" style:family="text"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Несколько примеров на функционалы</text:p>
      <text:p text:style-name="Standard">Превращение списка в множество. Обратите внимание, что порядок следования элементов в результате не очевидный</text:p>
      <text:p text:style-name="Standard">(defun consist_of (lst)</text:p>
      <text:p text:style-name="Standard"><text:tab/>(if member (car lst) (cdr lst) 1 0)</text:p>
      <text:p text:style-name="Standard">)</text:p>
      <text:p text:style-name="Standard">(defun all_last_element (lst)</text:p>
      <text:p text:style-name="Standard"><text:tab/>(if (eql (consist_of lst) 0)</text:p>
      <text:p text:style-name="Standard"><text:tab/><text:tab/>(list (car lst))</text:p>
      <text:p text:style-name="Standard"><text:tab/>)</text:p>
      <text:p text:style-name="Standard">)</text:p>
      <text:p text:style-name="Standard">(defun collection_to_set (lst)</text:p>
      <text:p text:style-name="Standard"><text:tab/>(mapcon #'all_last_element lst)</text:p>
      <text:p text:style-name="Standard">)</text:p>
      <text:p text:style-name="Standard">(collection_to_set '(i t i g t k s i f k)) -&gt; (g t s i f k)</text:p>
      <text:p text:style-name="Standard">Для вводимой коллекции: consist_of даёт (1 1 1 0 0 1 0 0 0 0), далее все 0 добавляются в список.</text:p>
      <text:p text:style-name="Standard"/>
      <text:p text:style-name="Standard">Функционал, возвращающий декартово произведение списков - (a b) (1 2) - множество всех возможных пар</text:p>
      <text:p text:style-name="Standard"/>
      <text:p text:style-name="Standard">(defun decart (X Y)</text:p>
      <text:p text:style-name="Standard"><text:tab/>(mapcan #'</text:p>
      <text:p text:style-name="Standard"><text:tab/><text:tab/>(lambda (x)</text:p>
      <text:p text:style-name="Standard"><text:tab/><text:tab/><text:tab/>(mapcar #'</text:p>
      <text:p text:style-name="Standard"><text:tab/><text:tab/><text:tab/><text:tab/>(lambda (y) (list x y))</text:p>
      <text:p text:style-name="Standard"><text:tab/><text:tab/><text:tab/><text:tab/>Y</text:p>
      <text:p text:style-name="Standard"><text:tab/><text:tab/><text:tab/>)</text:p>
      <text:p text:style-name="Standard"><text:tab/><text:tab/>)</text:p>
      <text:p text:style-name="Standard"><text:tab/><text:tab/>X</text:p>
      <text:p text:style-name="Standard"><text:tab/>)</text:p>
      <text:p text:style-name="Standard">)</text:p>
      <text:p text:style-name="P17"/>
      <text:p text:style-name="P19">Рекурсия. Краткие теоретические сведения</text:p>
      <text:p text:style-name="P20">Рекурсия — это ссылка на определяемый объект во время его определения. Т. к. в <text:span text:style-name="T1">Lisp </text:span>используются рекурсивно определенные структуры (списки), то рекурсия — это естественный принцип обработки таких структур. </text:p>
      <text:p text:style-name="Standard">Рекурсивная функция вызывает саму себя. Вопрос организации рекурсии — это вопрос эффективного способа организации рекурсии. В <text:span text:style-name="T1">LISP</text:span> существует классификация рекурсивных функций:</text:p>
      <text:list xml:id="list8306434953577738522" text:style-name="L1">
        <text:list-item>
          <text:p text:style-name="P1">простая рекурсия - один рекурсивный вызов в теле</text:p>
        </text:list-item>
        <text:list-item>
          <text:p text:style-name="P1">рекурсия первого порядка - рекурсивный вызов встречается несколько раз</text:p>
        </text:list-item>
        <text:list-item>
          <text:p text:style-name="P1">взаимная рекурсия - используется несколько функций, рекурсивно вызывающих друг друга.</text:p>
        </text:list-item>
      </text:list>
      <text:p text:style-name="P4"><text:soft-page-break/>В силу возможной сложности и разнообразия постановок задач, возможны комбинации и усложнения приведенных групп функций. Существуют типы рекурсивных функций: <text:s/>хвостовая, дополняемая, множественная, взаимная рекурсия и рекурсия более высокого порядка. </text:p>
      <text:p text:style-name="P18">При организации рекурсии можно использовать как функции с именем, так и локально определенные с помощью лямбда выражений функции. Кроме этого, при организации рекурсии можно использовать функционалы или использовать рекурсивную функцию внутри функционала. При изучении рекурсии рекомендуется организовывать и отлаживать реализацию отдельных подзадач исходной задачи, обращая внимание на эффективность реализации и качество работы, а потом, при необходимости, встраивать эти функции в более крупные, возможно в виде <text:s/>ламбда-выражений.</text:p>
      <text:p text:style-name="P18">При этом, вопрос <text:span text:style-name="T3">эффективности</text:span> организации рекурсивных функций- ключевой. Кроме этого, ряд проблем связан с организацией выхода из рекурсии. Выход может быть организован не единственным образом. Пример: мы хотим проверить присутствие элемента в списке. Нас интересует только верхний уровень, или все возможные, т. е. исходный список структурированный? Два варианта выхода: нашли на первом уровне или нет. Даже в простых случаях возможны варианты реализации, например:</text:p>
      <text:p text:style-name="Standard">(defun my_member (el lst)</text:p>
      <text:p text:style-name="Standard"><text:tab/>(cond ( (null lst) nil )</text:p>
      <text:p text:style-name="Standard"><text:tab/><text:tab/>( (equal el (car lst)) t )</text:p>
      <text:p text:style-name="Standard"><text:tab/><text:tab/>( t (my_member el (cdr lst)) )</text:p>
      <text:p text:style-name="Standard"><text:tab/>)</text:p>
      <text:p text:style-name="Standard">)</text:p>
      <text:p text:style-name="Standard">Варианты реализации: </text:p>
      <text:list xml:id="list6137463995949248313" text:style-name="L2">
        <text:list-item>
          <text:p text:style-name="P5">(my 'a '(b a c)) -&gt; t</text:p>
        </text:list-item>
        <text:list-item>
          <text:p text:style-name="P9">(my nil ()) → <text:span text:style-name="T1">nil <text:s text:c="2"/>, </text:span>а так должно быть? Что сделать, если здесь хотим Т?</text:p>
        </text:list-item>
      </text:list>
      <text:p text:style-name="P10">Т.о. - основное правило: при построении условного выражения первое условие <text:s/>- это всегда выход из рекурсии, но если условий выхода несколько, то надо думать о порядке их следования. Некачественный выход из рекурсии может привести к переполнению памяти из-за "лишних" рекурсивных вызовов. Кроме того возможна потеря аргумента - кажется что функция возвращает результат и он используется, но на деле результат теряется и ответ неверен. (Напишите вариант вычисления <text:span text:style-name="T1">N-</text:span>ого числа Фибоначчи).</text:p>
      <text:p text:style-name="P11">Классификация рекурсивных функций:</text:p>
      <text:list xml:id="list1969600770627226751" text:style-name="L3">
        <text:list-item>
          <text:p text:style-name="P6"><text:span text:style-name="T5">Хвостовая рекурсия.</text:span><text:span text:style-name="T4"> В целях повышения эффективности рекурсивных функций рекомендуется формировать результат не на выходе из рекурсии, а на входе в рекурсию, все действия выполняя до ухода на следующий шаг рекурсии. Это и есть хвостовая рекурсия. В общем виде хвостовая рекурсия описывается так:</text:span></text:p>
        </text:list-item>
      </text:list>
      <text:p text:style-name="Standard"><text:soft-page-break/>(defun fun (x)</text:p>
      <text:p text:style-name="Standard"><text:tab/>(cond<text:tab/>(end_test1<text:tab/>end_value1)</text:p>
      <text:p text:style-name="Standard"><text:tab/><text:tab/><text:tab/>...</text:p>
      <text:p text:style-name="Standard"><text:tab/><text:tab/>(end_testN<text:tab/>end_valueN)</text:p>
      <text:p text:style-name="P7"><text:span text:style-name="T4"><text:tab/><text:tab/>( t<text:tab/><text:tab/>(fun reduced_x) )</text:span></text:p>
      <text:p text:style-name="P7"><text:span text:style-name="T4"><text:tab/>) )</text:span></text:p>
      <text:p text:style-name="P7"><text:span text:style-name="T9">EX: </text:span>Найти первый нечетный элемент в списке на ВСЕХ его уровнях:</text:p>
      <text:p text:style-name="Standard">(defun firstodd (lst)</text:p>
      <text:p text:style-name="Standard"><text:tab/>(cond<text:tab/>( (null lst)<text:tab/>nil)</text:p>
      <text:p text:style-name="Standard"><text:tab/><text:tab/>( (oddp (first_<text:span text:style-name="T1">a </text:span>lst))<text:tab/>(first_<text:span text:style-name="T1">a </text:span>lst) )</text:p>
      <text:p text:style-name="Standard"><text:tab/><text:tab/>( t<text:span text:style-name="T1"><text:tab/></text:span>(first_odd (cdr lst)) )</text:p>
      <text:p text:style-name="P7"><text:span text:style-name="T9">)) , </text:span>здесь first_а - выделяет атом из головы списка</text:p>
      <text:p text:style-name="Standard">(defun first_а (lst) <text:s text:c="64"/>(проверить ВСЕГДА ли работает ?)</text:p>
      <text:p text:style-name="Standard"><text:tab/>(cond<text:tab/>( (atom lst) lst )</text:p>
      <text:p text:style-name="Standard"><text:tab/><text:tab/><text:tab/>( t (first_а (car lst)) )</text:p>
      <text:p text:style-name="Standard">))</text:p>
      <text:list xml:id="list1316632911730672058" text:style-name="L4">
        <text:list-item>
          <text:p text:style-name="P8"><text:span text:style-name="T4">Возможна</text:span><text:span text:style-name="T5"> рекурсия по нескольким параметрам</text:span></text:p>
        </text:list-item>
      </text:list>
      <text:p text:style-name="Standard">(defun fun (<text:span text:style-name="T1">n </text:span>x)</text:p>
      <text:p text:style-name="Standard"><text:tab/>(cond<text:tab/>(end_test<text:tab/>end_value)</text:p>
      <text:p text:style-name="Standard"><text:tab/><text:tab/><text:span text:style-name="T4">( t<text:tab/>(fun </text:span><text:span text:style-name="T9">(</text:span><text:span text:style-name="T4">reduced_</text:span><text:span text:style-name="T9">n</text:span><text:span text:style-name="T4">) </text:span><text:span text:style-name="T9">(</text:span><text:span text:style-name="T4">reduced_x</text:span><text:span text:style-name="T9">)</text:span><text:span text:style-name="T4">)</text:span></text:p>
      <text:p text:style-name="P7"><text:span text:style-name="T4"><text:tab/>) )</text:span></text:p>
      <text:p text:style-name="P12"><text:span text:style-name="T7">EX:</text:span></text:p>
      <text:p text:style-name="P12"><text:span text:style-name="T7">(defun my_nth (lst n)</text:span></text:p>
      <text:p text:style-name="P12"><text:span text:style-name="T7"><text:tab/>(cond ( (null lst) nil)</text:span></text:p>
      <text:p text:style-name="P12"><text:span text:style-name="T7"><text:tab/>((= n 0) (car lst))</text:span></text:p>
      <text:p text:style-name="P12"><text:span text:style-name="T7"><text:tab/>(t (my_nth (cdr lst) (- n 1)))</text:span></text:p>
      <text:p text:style-name="P12"><text:span text:style-name="T7"><text:tab/>) )</text:span></text:p>
      <text:list xml:id="list41771067141601927" text:style-name="L5">
        <text:list-item>
          <text:p text:style-name="P15"><text:span text:style-name="T8">Дополняемая рекурсия</text:span><text:span text:style-name="T7"> — при обращении к рекурсивной функции используется дополнительная функция не в аргументе вызова , а вне его</text:span></text:p>
        </text:list-item>
      </text:list>
      <text:p text:style-name="Standard">(defun fun (x)</text:p>
      <text:p text:style-name="Standard"><text:tab/>(cond<text:tab/>(test end_value)</text:p>
      <text:p text:style-name="Standard"><text:tab/><text:tab/><text:tab/>(t (<text:span text:style-name="T3">add_fun<text:tab/></text:span>add_value<text:tab/>(fun reduced_x)) )</text:p>
      <text:p text:style-name="P16"><text:span text:style-name="T8">))</text:span></text:p>
      <text:p text:style-name="P14"><text:span text:style-name="T7">EX1:</text:span></text:p>
      <text:p text:style-name="Standard">(defun my_len (lst)</text:p>
      <text:p text:style-name="Standard"><text:tab/>(cond<text:tab/>( (null lst) 0 )</text:p>
      <text:p text:style-name="Standard"><text:tab/><text:tab/><text:tab/>( t (+ 1 (my_len (cdr lst))) )</text:p>
      <text:p text:style-name="P13"><text:span text:style-name="T8">))</text:span></text:p>
      <text:p text:style-name="P13"><text:span text:style-name="T6">В качестве дополнительной функции в дополняемой рекурсии очень часто используется cons , которая формирует результат.</text:span></text:p>
      <text:p text:style-name="P13"><text:span text:style-name="T8">EX2</text:span><text:span text:style-name="T6">: Сортировка.</text:span></text:p>
      <text:p text:style-name="Standard">(defun insert_help (x lst)</text:p>
      <text:p text:style-name="Standard"><text:soft-page-break/><text:tab/>(cond<text:tab/>( (null lst) (list x) )</text:p>
      <text:p text:style-name="Standard"><text:tab/><text:tab/><text:tab/>( (&lt;= x (car lst)) (cons x lst) ) ; важно - cons может давать точечную пару, а не список</text:p>
      <text:p text:style-name="Standard"><text:tab/><text:tab/><text:tab/>( t (cons (car lst) (insert_help x (cdr lst))) )</text:p>
      <text:p text:style-name="Standard">))</text:p>
      <text:p text:style-name="Standard">(defun sort_help (lst1 lst2) ;lst2 - упорядоченный</text:p>
      <text:p text:style-name="Standard"><text:tab/>(cond<text:tab/>( (null lst1) lst2 )</text:p>
      <text:p text:style-name="Standard"><text:tab/><text:tab/><text:tab/>( t (sort_help<text:tab/>(cdr lst1)</text:p>
      <text:p text:style-name="Standard"><text:tab/><text:tab/><text:tab/><text:tab/><text:tab/><text:tab/><text:tab/>(insert_help (car lst1) lst2)</text:p>
      <text:p text:style-name="Standard"><text:tab/><text:tab/><text:tab/><text:tab/>) )</text:p>
      <text:p text:style-name="Standard">))</text:p>
      <text:p text:style-name="Standard">(defun sort_ins (lst) ; функция-обёртка, предоставляемая пользователю</text:p>
      <text:p text:style-name="Standard"><text:tab/>( sort_help lst () )</text:p>
      <text:p text:style-name="P13">)</text:p>
      <text:list xml:id="list4821387282264367549" text:style-name="L6">
        <text:list-item>
          <text:p text:style-name="P2"><text:span text:style-name="T3">Выделяют группу функций множественной рекурсии</text:span>. На одной ветке происходит сразу несколько рекурсивных вызовов. Количество условий выхода также может зависеть от задачи.</text:p>
        </text:list-item>
      </text:list>
      <text:p text:style-name="Standard">(defun fun (x)</text:p>
      <text:p text:style-name="Standard"><text:tab/>(cond<text:tab/>(test end_val)</text:p>
      <text:p text:style-name="Standard"><text:tab/><text:tab/><text:tab/>( t (combine<text:tab/>(fun changed1_x)</text:p>
      <text:p text:style-name="Standard"><text:tab/><text:tab/><text:tab/><text:tab/><text:tab/>(fun changed2_x))</text:p>
      <text:p text:style-name="Standard"><text:tab/><text:tab/><text:tab/>)</text:p>
      <text:p text:style-name="P13">))</text:p>
      <text:p text:style-name="Standard"><text:span text:style-name="T1">EX:</text:span></text:p>
      <text:p text:style-name="Standard">Часто в вызовах с измененным х используются car и cdr .</text:p>
      <text:p text:style-name="Standard">Пример: поиск первого числа в смешанном списке.</text:p>
      <text:p text:style-name="Standard">(defun first_num (lst)</text:p>
      <text:p text:style-name="Standard"><text:tab/>(cond<text:tab/>( (numberp lst) lst )</text:p>
      <text:p text:style-name="Standard"><text:tab/><text:tab/><text:tab/>( (atom lst) nil )</text:p>
      <text:p text:style-name="Standard"><text:tab/><text:tab/><text:tab/>(t (or<text:tab/>(first_num (car lst))</text:p>
      <text:p text:style-name="Standard"><text:tab/><text:tab/><text:tab/><text:tab/><text:tab/>(first_num (cdr lst))</text:p>
      <text:p text:style-name="Standard"><text:tab/><text:tab/><text:tab/><text:tab/>)</text:p>
      <text:p text:style-name="Standard"><text:tab/><text:tab/><text:tab/>)</text:p>
      <text:p text:style-name="P13">))</text:p>
      <text:p text:style-name="Standard">; --------------------------------------рекурсивный вызов можно организовывать многократно с помощью функционалов:</text:p>
      <text:p text:style-name="Standard">(defun cons_cells (lst) </text:p>
      <text:p text:style-name="Standard"><text:tab/>(if (atom lst) 0</text:p>
      <text:p text:style-name="Standard"><text:tab/><text:tab/>(+ (length lst)</text:p>
      <text:p text:style-name="Standard"><text:tab/><text:tab/><text:tab/>(reduce #'+ (mapcar #'cons_cells lst))</text:p>
      <text:p text:style-name="Standard"><text:tab/><text:tab/>)</text:p>
      <text:p text:style-name="Standard"><text:tab/>)</text:p>
      <text:p text:style-name="Standard">)</text:p>
      <text:p text:style-name="Standard">; количество СПИСКОВЫХ ЯЧЕЕК, а не значений как таковых, проверять на списках из ЛР1 з.1</text:p>
      <text:p text:style-name="Standard">; -------------------------------------------Для превращения не хвостовой рекурсии в хвостовую и в целях формирования результата (результирующего списка) на входе в рекурсию, рекомендуется использовать дополнительные (рабочие) параметры. При этом становится необходимым создат фунецию — оболочку для реализации очевидного обращения к функции:</text:p>
      <text:p text:style-name="Standard">(defun into_one_level (lst)</text:p>
      <text:p text:style-name="Standard"><text:soft-page-break/><text:tab/>( into_one lst () )</text:p>
      <text:p text:style-name="Standard"><text:span text:style-name="T2">)</text:span></text:p>
      <text:p text:style-name="Standard">(defun into_one (lst rst)</text:p>
      <text:p text:style-name="Standard"><text:tab/>(cond<text:tab/>( (null lst) rst )</text:p>
      <text:p text:style-name="Standard"><text:tab/><text:tab/>( (atom lst) (cons lst rst) )</text:p>
      <text:p text:style-name="Standard"><text:tab/><text:tab/>( t (into_one<text:tab/>(car lst)</text:p>
      <text:p text:style-name="Standard"><text:tab/><text:tab/><text:tab/><text:tab/>(into_one (cdr lst) rst)</text:p>
      <text:p text:style-name="Standard"><text:tab/><text:tab/><text:tab/><text:tab/>)</text:p>
      <text:p text:style-name="Standard"><text:tab/><text:tab/><text:tab/>)</text:p>
      <text:p text:style-name="Standard"><text:tab/>)</text:p>
      <text:p text:style-name="Standard">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7T12:39:39.22</meta:creation-date>
    <meta:generator>OpenOffice/4.1.7$Win32 OpenOffice.org_project/417m1$Build-9800</meta:generator>
    <dc:date>2020-03-17T15:04:58.67</dc:date>
    <meta:editing-duration>PT2H25M18S</meta:editing-duration>
    <meta:editing-cycles>3</meta:editing-cycles>
    <meta:document-statistic meta:table-count="0" meta:image-count="0" meta:object-count="0" meta:page-count="5" meta:paragraph-count="141" meta:word-count="1007" meta:character-count="6574"/>
  </office:meta>
</office:document-meta>
</file>